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6b2394" draw:fill="none" fo:min-height="0.145cm"/>
    </style:style>
    <style:style style:name="gr6" style:family="graphic" style:parent-style-name="objectwithoutfill">
      <style:graphic-properties svg:stroke-width="0.02cm" svg:stroke-color="#6b2394" draw:marker-start="Arrow" draw:marker-start-width="0.18cm" draw:marker-end="" draw:marker-end-width="0.18cm" draw:fill="none" draw:textarea-vertical-align="middle" fo:padding-top="0.135cm" fo:padding-bottom="0.135cm" fo:padding-left="0.26cm" fo:padding-right="0.26cm"/>
    </style:style>
    <style:style style:name="gr7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color="#6b2394" draw:fill="none" fo:min-height="0.285cm"/>
    </style:style>
    <style:style style:name="gr12" style:family="graphic" style:parent-style-name="objectwithoutfill">
      <style:graphic-properties svg:stroke-width="0.01cm" svg:stroke-color="#6b0094" draw:marker-start="Arrow" draw:marker-start-width="0.18cm" draw:marker-end="Arrow" draw:marker-end-width="0.18cm" draw:fill="none" draw:textarea-vertical-align="middle" fo:padding-top="0.13cm" fo:padding-bottom="0.13cm" fo:padding-left="0.255cm" fo:padding-right="0.255cm"/>
    </style:style>
    <style:style style:name="gr13" style:family="graphic" style:parent-style-name="objectwithoutfill">
      <style:graphic-properties svg:stroke-width="0.01cm" svg:stroke-color="#6b0094" draw:marker-start="Arrow" draw:marker-start-width="0.18cm" draw:marker-end="" draw:marker-end-width="0.18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style:font-size-asian="9pt" style:font-size-complex="9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10pt" fo:text-shadow="none" style:font-size-asian="10pt" style:font-size-complex="10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9" style:family="paragraph">
      <style:paragraph-properties fo:text-align="center"/>
      <style:text-properties fo:font-family="'Ubuntu Light'" style:font-style-name="Světlé" style:font-pitch="variable" fo:font-size="8pt" fo:font-weight="250"/>
    </style:style>
    <style:style style:name="T1" style:family="text">
      <style:text-properties style:use-window-font-color="true" fo:font-family="'Ubuntu Light'" style:font-pitch="variable" fo:font-size="9pt" fo:text-shadow="none" style:font-size-asian="9pt" style:font-size-complex="9pt"/>
    </style:style>
    <style:style style:name="T2" style:family="text">
      <style:text-properties style:use-window-font-color="true" fo:font-family="'Ubuntu Light'" style:font-style-name="Light" style:font-pitch="variable" fo:font-size="10pt" fo:text-shadow="none" style:font-size-asian="10pt" style:font-size-complex="10pt"/>
    </style:style>
    <style:style style:name="T3" style:family="text">
      <style:text-properties fo:color="#6b0094" style:text-outline="false" style:text-line-through-style="none" style:text-position="0% 100%" fo:font-family="'Ubuntu Light'" style:font-style-name="Světlé" style:font-pitch="variable" fo:font-size="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1.358cm" svg:y1="3.528cm" svg:x2="2.858cm" svg:y2="2.928cm">
          <text:p/>
        </draw:line>
        <draw:line draw:style-name="gr2" draw:text-style-name="P1" draw:layer="layout" svg:x1="3.959cm" svg:y1="2.798cm" svg:x2="5.313cm" svg:y2="1.459cm">
          <text:p text:style-name="P1"><text:s/></text:p>
        </draw:line>
        <draw:g>
          <draw:g>
            <draw:custom-shape draw:style-name="gr3" draw:text-style-name="P1" draw:layer="layout" svg:width="1.008cm" svg:height="0.449cm" svg:x="5.391cm" svg:y="1.36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5.391cm" svg:y="1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51cm" svg:x="5.391cm" svg:y="1.07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5.391cm" svg:y="1.0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49cm" svg:x="5.391cm" svg:y="0.7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25cm" svg:x="5.391cm" svg:y="0.7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3" draw:layer="layout" svg:width="1.615cm" svg:height="0.607cm" svg:x="5.088cm" svg:y="0.21cm">
            <draw:text-box>
              <text:p text:style-name="P2"><text:span text:style-name="T1">master</text:span></text:p>
            </draw:text-box>
          </draw:frame>
        </draw:g>
        <draw:g>
          <draw:g>
            <draw:custom-shape draw:style-name="gr3" draw:text-style-name="P1" draw:layer="layout" svg:width="1.008cm" svg:height="0.449cm" svg:x="5.391cm" svg:y="2.92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5.391cm" svg:y="2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51cm" svg:x="5.391cm" svg:y="2.63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5.391cm" svg:y="2.6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49cm" svg:x="5.391cm" svg:y="2.3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25cm" svg:x="5.391cm" svg:y="2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4" draw:layer="layout" svg:width="1.615cm" svg:height="0.645cm" svg:x="5.088cm" svg:y="1.77cm">
            <draw:text-box>
              <text:p text:style-name="P2"><text:span text:style-name="T2">slave</text:span></text:p>
            </draw:text-box>
          </draw:frame>
        </draw:g>
        <draw:line draw:style-name="gr6" draw:text-style-name="P1" draw:layer="layout" svg:x1="3.944cm" svg:y1="2.944cm" svg:x2="5.6cm" svg:y2="4.5cm">
          <text:p/>
        </draw:line>
        <draw:line draw:style-name="gr6" draw:text-style-name="P1" draw:layer="layout" svg:x1="3.951cm" svg:y1="2.881cm" svg:x2="5.4cm" svg:y2="2.881cm">
          <text:p/>
        </draw:line>
        <draw:line draw:style-name="gr6" draw:text-style-name="P1" draw:layer="layout" svg:x1="1.4cm" svg:y1="2.3cm" svg:x2="3cm" svg:y2="2.9cm">
          <text:p/>
        </draw:line>
        <draw:g>
          <draw:g>
            <draw:custom-shape draw:style-name="gr7" draw:text-style-name="P5" draw:layer="layout" svg:width="0.353cm" svg:height="0.352cm" svg:x="0.867cm" svg:y="2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5" draw:layer="layout" svg:width="0.775cm" svg:height="0.971cm" svg:x="0.621cm" svg:y="3.045cm" svg:viewBox="0 0 776 972" svg:d="m0 972c564-2187 776 0 776 0h-212z">
              <text:p/>
            </draw:path>
          </draw:g>
          <draw:g>
            <draw:custom-shape draw:style-name="gr9" draw:text-style-name="P5" draw:layer="layout" svg:width="0.353cm" svg:height="0.352cm" svg:x="0.867cm" svg:y="1.0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5" draw:layer="layout" svg:width="0.775cm" svg:height="0.971cm" svg:x="0.621cm" svg:y="1.508cm" svg:viewBox="0 0 776 972" svg:d="m0 972c564-2187 776 0 776 0h-212z">
              <text:p/>
            </draw:path>
          </draw:g>
        </draw:g>
        <draw:frame draw:style-name="gr11" draw:text-style-name="P7" draw:layer="layout" svg:width="1.148cm" svg:height="0.569cm" svg:x="2.783cm" svg:y="0.721cm">
          <draw:text-box>
            <text:p text:style-name="P6"><text:span text:style-name="T3">čtení</text:span></text:p>
          </draw:text-box>
        </draw:frame>
        <draw:frame draw:style-name="gr11" draw:text-style-name="P8" draw:layer="layout" svg:width="2.027cm" svg:height="0.569cm" svg:x="2.304cm" svg:y="0.2cm">
          <draw:text-box>
            <text:p text:style-name="P2"><text:span text:style-name="T3">zápis/čtení</text:span></text:p>
          </draw:text-box>
        </draw:frame>
        <draw:line draw:style-name="gr12" draw:text-style-name="P9" draw:layer="layout" svg:x1="2.568cm" svg:y1="0.729cm" svg:x2="4.066cm" svg:y2="0.738cm">
          <text:p/>
        </draw:line>
        <draw:line draw:style-name="gr13" draw:text-style-name="P9" draw:layer="layout" svg:x1="2.568cm" svg:y1="1.156cm" svg:x2="4.066cm" svg:y2="1.156cm">
          <text:p/>
        </draw:line>
        <draw:g>
          <draw:g>
            <draw:custom-shape draw:style-name="gr3" draw:text-style-name="P1" draw:layer="layout" svg:width="1.008cm" svg:height="0.449cm" svg:x="5.391cm" svg:y="4.43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5.391cm" svg:y="4.4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51cm" svg:x="5.391cm" svg:y="4.14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5.391cm" svg:y="4.1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49cm" svg:x="5.391cm" svg:y="3.85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25cm" svg:x="5.391cm" svg:y="3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3" draw:layer="layout" svg:width="1.615cm" svg:height="0.607cm" svg:x="5.088cm" svg:y="3.336cm">
            <draw:text-box>
              <text:p text:style-name="P2"><text:span text:style-name="T1">slave</text:span></text:p>
            </draw:text-box>
          </draw:frame>
        </draw:g>
        <draw:g>
          <draw:g>
            <draw:custom-shape draw:style-name="gr3" draw:text-style-name="P1" draw:layer="layout" svg:width="1.008cm" svg:height="0.449cm" svg:x="2.888cm" svg:y="2.92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2.888cm" svg:y="2.9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51cm" svg:x="2.888cm" svg:y="2.6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2.888cm" svg:y="2.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49cm" svg:x="2.888cm" svg:y="2.33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25cm" svg:x="2.888cm" svg:y="2.3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1.008cm" svg:height="0.449cm" svg:x="2.889cm" svg:y="2.92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2.889cm" svg:y="2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51cm" svg:x="2.889cm" svg:y="2.63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15cm" svg:x="2.889cm" svg:y="2.6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008cm" svg:height="0.449cm" svg:x="2.889cm" svg:y="2.3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" draw:text-style-name="P1" draw:layer="layout" svg:width="1.008cm" svg:height="0.225cm" svg:x="2.889cm" svg:y="2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3" draw:layer="layout" svg:width="1.615cm" svg:height="0.607cm" svg:x="2.586cm" svg:y="1.77cm">
            <draw:text-box>
              <text:p text:style-name="P2"><text:span text:style-name="T1">pgpoo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22T01:13:04</dc:date>
    <dc:creator>Markét </dc:creator>
    <meta:editing-duration>P1DT15H32M28S</meta:editing-duration>
    <meta:editing-cycles>13</meta:editing-cycles>
    <meta:generator>LibreOffice/3.5$Linux_x86 LibreOffice_project/350m1$Build-2</meta:generator>
    <meta:document-statistic meta:object-count="59"/>
  </office:meta>
</office:document-meta>
</file>